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Seção 3:</text:span></text:p>
      <text:p text:style-name="P2"><text:span text:style-name="T1">.select serve para selecionar algo na coluna</text:span></text:p>
      <text:p text:style-name="P2"><text:span text:style-name="T1">.select distinct serve para mostrar linhas distintas</text:span></text:p>
      <text:p text:style-name="P2"><text:span text:style-name="T1">.where filtra as linhas da tabela de acordo com uma condição</text:span></text:p>
      <text:p text:style-name="P2"><text:span text:style-name="T1">.order by serve para ordenar a seleção de acordo com uma regra definida pelo usuario</text:span></text:p>
      <text:p text:style-name="P2"><text:span text:style-name="T1">.limit serve para limitar o nº de linhas da consulta</text:span></text:p>
      <text:p text:style-name="P2"><text:span text:style-name="T1"/></text:p>
      <text:p text:style-name="P2"><text:span text:style-name="T1">Seção 4:</text:span></text:p>
      <text:p text:style-name="P2"><text:span text:style-name="T1">.operadores de comparação servem para comparar dois valores retornando TRUE ou FALSE</text:span></text:p>
      <text:p text:style-name="P2"><text:span text:style-name="T1">.operadores logicos usados para unir expressões simples em uma composta</text:span></text:p>
      <text:p text:style-name="P2"><text:span text:style-name="T1"/></text:p>
      <text:p text:style-name="P2"><text:span text:style-name="T1">Seção 5:</text:span></text:p>
      <text:p text:style-name="P2"><text:span text:style-name="T1">.Servem para executar operações aritmética nos registros de uma coluna</text:span></text:p>
      <text:p text:style-name="P2"><text:span text:style-name="T1">.GROUP BY<text:s text:c="2"/>serve para agrupar registros semelhantes de uma coluna</text:span></text:p>
      <text:p text:style-name="P2"><text:span text:style-name="T1">.HAVING serve para filtrar linhas da seleção por uma coluna agrupada</text:span></text:p>
      <text:p text:style-name="P2"><text:span text:style-name="T1"/></text:p>
      <text:p text:style-name="P2"><text:span text:style-name="T1">Seção 6:</text:span></text:p>
      <text:p text:style-name="P2"><text:span text:style-name="T1">.JOIN servem para combinar colunas de uma ou mais tabelas (left join, inner join, right join, full join)</text:span></text:p>
      <text:p text:style-name="P2"><text:span text:style-name="T1"/></text:p>
      <text:p text:style-name="P2"><text:span text:style-name="T1">Seção 8:</text:span></text:p>
      <text:p text:style-name="P2"><text:span text:style-name="T1">.SUBQUERY servem para consultar dados de outras consultas.</text:span></text:p>
      <text:p text:style-name="P2"><text:span text:style-name="T1"/></text:p>
      <text:p text:style-name="P2"><text:span text:style-name="T1">Seção 9:</text:span></text:p>
      <text:p text:style-name="P2"><text:span text:style-name="T1">.CASE WHEN é o comando utilizado para criar respostas específicas para diferentes condições e é muito utilizado para fazer agrupamento de dados</text:span></text:p>
      <text:p text:style-name="P2"><text:span text:style-name="T1">.COALESCE é o comando utilizado para preencher campos nulos com o primeiro</text:span></text:p>
      <text:p text:style-name="P2"><text:span text:style-name="T1">.LOWER() é utilizado para transformar todo texto em letras minúsculas</text:span></text:p>
      <text:p text:style-name="P2"><text:span text:style-name="T1">.UPPER() é utilizado para transformar todo texto em letras maiúsculas</text:span></text:p>
      <text:p text:style-name="P2"><text:span text:style-name="T1">.TRIM() é utilizado para remover os espaços das extremidades de um texto</text:span></text:p>
      <text:p text:style-name="P2"><text:span text:style-name="T1">.REPLACE() é utilizado para substituir uma string por outra string</text:span></text:p>
      <text:p text:style-name="P2"><text:span text:style-name="T1">.O comando INTERVAL é utilizado para somar datas na unidade desejada. Caso a<text:s text:c="3"/>unidade não seja informada, o SQL irá entender que a soma foi feita em dias.</text:span></text:p>
      <text:p text:style-name="P2"><text:span text:style-name="T1">.O comando DATE_TRUNC é utilizado para truncar uma data no início do período</text:span></text:p>
      <text:p text:style-name="P2"><text:span text:style-name="T1">.O comando EXTRACT é utilizado para extrair unidades de uma data/timestamp</text:span></text:p>
      <text:p text:style-name="P2"><text:span text:style-name="T1">.Para criar funções, utiliza-se o comando CREATE FUNCTION</text:span></text:p>
      <text:p text:style-name="P2"><text:span text:style-name="T1">.Para deletar uma função utiliza-se o comando DROP FUNCTION</text:span></text:p>
      <text:p text:style-name="P2"><text:span text:style-name="T1"/></text:p>
      <text:p text:style-name="P2"><text:span text:style-name="T1">Seção 10:</text:span></text:p>
      <text:p text:style-name="P2"><text:span text:style-name="T1">.Para criar tabelas a partir de uma query basta escrever a query normalmente e colocar o comando INTO antes do FROM informando o schema e o nome da tabela a ser criada</text:span></text:p>
      <text:p text:style-name="P2"><text:span text:style-name="T1">.Para criar tabelas a partir do zero é necessário (a) criar uma tabela vazia com o comando CREATE TABLE (b) Informar que valores serão inseridos com o comando INSERT INTO seguido do nome das colunas (c) Inserir os valores manualmente em forma de lista após o comando VALUES</text:span></text:p>
      <text:p text:style-name="P2"><text:span text:style-name="T1">.Para deletar uma tabela utiliza-se o comando DROP TABLE</text:span></text:p>
      <text:p text:style-name="P2"><text:span text:style-name="T1"><text:s/>.Para inserir linhas em uma tabela é necessário (a) Informar que valores serão inseridos com o comando INSERT INTO seguido do nome da tabela e nome das colunas, Inserir os valores manualmente em forma de lista após o comando VALUES</text:span></text:p>
      <text:p text:style-name="P2"><text:span text:style-name="T1">.Para atualizar as linhas de uma tabela é necessário (a) Informar qual tabela será atualizada com o comando UPDATE, Informar qual o novo valor com o comando SET, Delimitar qual linha será modificada utilizando o filtro WHERE</text:span></text:p>
      <text:p text:style-name="P2"><text:span text:style-name="T1">.Para deletar linhas de uma tabela é necessário (a) Informar de qual tabela as linhas serão deletadas com o comando DELETE FROM (b) Delimitar qual linha será deletada utilizando o filtro WHER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